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fr" fo:country="FR"/>
    </style:style>
    <style:style style:name="P2" style:family="paragraph" style:parent-style-name="Contents_20_Heading">
      <style:text-properties fo:language="fr" fo:country="FR"/>
    </style:style>
    <style:style style:name="P3" style:family="paragraph" style:parent-style-name="Text_20_body">
      <style:text-properties fo:language="fr" fo:country="FR"/>
    </style:style>
    <style:style style:name="P4" style:family="paragraph" style:parent-style-name="OrgSubtitle">
      <style:text-properties fo:language="fr" fo:country="FR"/>
    </style:style>
    <style:style style:name="P5" style:family="paragraph" style:parent-style-name="OrgTitle">
      <style:text-properties fo:language="fr" fo:country="FR"/>
    </style:style>
    <style:style style:name="P6" style:family="paragraph" style:parent-style-name="Heading_20_3">
      <style:text-properties fo:language="fr" fo:country="FR"/>
    </style:style>
    <style:style style:name="P7" style:family="paragraph" style:parent-style-name="Heading_20_1">
      <style:text-properties fo:language="fr" fo:country="FR"/>
    </style:style>
    <style:style style:name="P8" style:family="paragraph" style:parent-style-name="Text_20_body" style:list-style-name="OrgBulletedList"/>
    <style:style style:name="P9" style:family="paragraph" style:parent-style-name="Text_20_body" style:list-style-name="OrgBulletedList">
      <style:text-properties fo:language="fr" fo:country="FR"/>
    </style:style>
    <style:style style:name="P10" style:family="paragraph" style:parent-style-name="Text_20_body" style:list-style-name="OrgNumberedList">
      <style:text-properties fo:language="fr" fo:country="FR"/>
    </style:style>
    <style:style style:name="P11" style:family="paragraph" style:parent-style-name="Text_20_body" style:list-style-name="OrgNumberedList"/>
    <style:style style:name="P12" style:family="paragraph" style:parent-style-name="Heading_20_2">
      <style:text-properties fo:language="fr" fo:country="FR"/>
    </style:style>
    <style:style style:name="T1" style:family="text">
      <style:text-properties fo:language="fr" fo:country="FR"/>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P5"><text:title>Représentation numérique de l’information : les documents</text:title></text:p>
      <text:p text:style-name="P5"/>
      <text:p text:style-name="P4"><text:initial-creator>Culture numérique</text:initial-creator></text:p>
      <text:p text:style-name="P4"/>
      <text:h text:style-name="P7" text:outline-level="1"><text:bookmark-start text:name="OrgXref.orgheadline1"/><text:bookmark text:name="orgheadline1"/>Introduction : Représenter c’est choisir… <text:bookmark-end text:name="OrgXref.orgheadline1"/></text:h>
      <text:p text:style-name="P3">Pourquoi représenter l’information sous format numérique ? En premier lieu, c’est un changement de support. Par exemple pour un roman, il faut passer d’un support papier à un support numérique compréhensible par une machine pour qu’elle puisse le stocker et l’afficher. Il faut donc représenter le roman comme une suite de 0 et de 1 et inversement passer de cette suite de 0 et 1 en un texte lisible. </text:p>
      <text:p text:style-name="P3">Il faut aussi pouvoir échanger. Plutôt que de se prêter un roman sur support papier, c’est sa représentation numérique qui sera copiée à travers le réseau. Il est donc nécessaire que l’émetteur et le récepteur (en l’occurrence les logiciels utilisés par chacun d’eux) soient d’accord sur la façon de représenter l’ouvrage. </text:p>
      <text:p text:style-name="P3">Retrouver le titre et l’auteur du roman est une tâche qui vous semble évidente. Elle sera rendue plus facile et sûre pour une machine si la représentation choisie contient explicitement la désignation du titre et de l’auteur. </text:p>
      <text:p text:style-name="P3">De même, considérons la classification du roman dans les catégories policier, historique ou libertin. Cette tâche est difficile pour une machine sauf à spécifier dans la représentation la catégorie définie par un expert humain. Terminons par l’exemple d’une vidéo. En tant qu’humain, vous reconnaîtrez sans problème des personnages connus dans les images. Ici encore, c’est une tâche très difficile pour une machine sans une représentation adéquate et des informations complémentaires. Par conséquent, la représentation numérique d’une information peut être enrichie pour faciliter les traitements relatifs à de telles tâches. </text:p>
      <text:p text:style-name="P3">La numérisation ne se limite pas à un changement de support. En effet, elle permet des traitements automatiques sur des grandes quantités de documents. </text:p>
      <text:p text:style-name="P3">Par exemple comment faire en sorte que votre smartphone reconnaisse un morceau de musique chantonné ? À l’aide d’un logiciel transformant les sons en un codage astucieux, votre voix est numérisée, puis la représentation numérique qui a été produite est envoyée à un service possédant un très grand nombre de morceaux de musique représentés avec le même codage, après comparaison le morceau le plus proche pourra être envoyé vers votre smartphone. </text:p>
      <text:p text:style-name="P3">Nous allons dans ce module, présenter les bases de la représentation numérique de l’information. Ce domaine est vaste. Nous avons fait le choix de nous restreindre à un message principal : la représentation numérique d’une information est un processus conçu par l’homme, reposant sur des choix conceptuels, organisationnels et scientifiques et assurant la possibilité de traitements numériques. Divers critères vont gouverner le choix d’une telle représentation : </text:p>
      <text:list xml:id="list950691374221854753" text:style-name="OrgBulletedList">
        <text:list-item>
          <text:p text:style-name="P9">la pertinence : modélise-t-elle bien l’information et permet-elle de réaliser les traitements souhaités ? </text:p>
        </text:list-item>
        <text:list-item>
          <text:p text:style-name="P9">l’économie : est-elle économe en taille pour permettre un stockage et des échanges rapides ? </text:p>
        </text:list-item>
        <text:list-item>
          <text:p text:style-name="P9"><text:soft-page-break/>l’efficacité : les traitements envisagés pourront-ils se faire rapidement ? </text:p>
        </text:list-item>
        <text:list-item>
          <text:p text:style-name="P9">la sûreté ou la confidentialité : permet-elle de cacher l’information ou d’en contrôler les accès ? </text:p>
        </text:list-item>
      </text:list>
      <text:p text:style-name="P3">Cette liste est non exhaustive. Les concepteurs, informaticiens en relation avec des experts métier, vont effectuer les choix de représentation. C’est un processus créatif complexe car l’espace des solutions possibles est immense, ce qui explique la très grande diversité des représentations numériques. </text:p>
      <text:p text:style-name="P3">Un choix de représentation aura un impact important sur les traitements possibles. Ces traitements sont accessibles à travers des logiciels et prendre conscience des choix de représentation contribue à une compréhension plus profonde et une utilisation bien plus efficace et réfléchie de ces logiciels. </text:p>
      <text:p text:style-name="P3">Nous allons considérer, dans un premier temps, la représentation numérique des documents textuels. Le cours devrait vous permettre de transposer les notions présentées dans d’autres domaines. En particulier, à la fin du cours, les questions liées à la parole, l’image et la vidéo seront esquissées pour vous guider dans le monde numérique multimédia. </text:p>
      <text:h text:style-name="P7" text:outline-level="1"><text:bookmark-start text:name="OrgXref.orgheadline8"/><text:bookmark text:name="orgheadline8"/>Analyse d’un document : plusieurs vues complémentaires <text:bookmark-end text:name="OrgXref.orgheadline8"/></text:h>
      <text:h text:style-name="P12" text:outline-level="2"><text:bookmark-start text:name="OrgXref.orgheadline2"/><text:bookmark text:name="orgheadline2"/>Introduction <text:bookmark-end text:name="OrgXref.orgheadline2"/></text:h>
      <text:p text:style-name="P3">Dans cette section, nous analysons ce qu’est un document textuel pour déterminer les critères amenant à une bonne représentation numérique. Le cours sur le Web a déjà introduit un exemple de représentation numérique de document dont une caractéristique essentielle est de représenter contenu et structure d’un côté dans le langage HTML et présentation d’un autre côté avec une feuille de style CSS. Cette représentation facilite les traitements et la transmission à travers les réseaux et permet l’affichage sur tout type d’écran. Cette distinction entre structure, contenu et présentation est plus générale et résulte de l’analyse de ce qu’est un document textuel. </text:p>
      <text:p text:style-name="Text_20_body"><text:span text:style-name="T1">L’analyse des documents textuels met en évidence </text:span><text:span text:style-name="Bold"><text:span text:style-name="T1">quatre vues complémentaires</text:span></text:span><text:span text:style-name="T1"> : les vues séquentielle, structurée, qualifiée et de présentation. </text:span></text:p>
      <text:h text:style-name="P12" text:outline-level="2"><text:bookmark-start text:name="OrgXref.orgheadline3"/><text:bookmark text:name="orgheadline3"/>Le contenu, une vue séquentielle <text:bookmark-end text:name="OrgXref.orgheadline3"/></text:h>
      <text:p text:style-name="Text_20_body"><text:span text:style-name="T1">Le premier constat évident est qu’un document textuel est une suite de symboles. C’est la </text:span><text:span text:style-name="Bold"><text:span text:style-name="T1">vue séquentielle</text:span></text:span><text:span text:style-name="T1"> du document. L’ordre est important et le parcours naturel est de commencer par le début, passer d’un symbole au symbole suivant jusqu’à la fin. </text:span></text:p>
      <text:p text:style-name="P3">Grâce à cette organisation séquentielle, il est déjà possible d’imaginer des traitements : rechercher, remplacer, couper, copier, coller, identifier des mots et pourquoi pas en vérifier l’orthographe, … </text:p>
      <text:h text:style-name="P12" text:outline-level="2"><text:bookmark-start text:name="OrgXref.orgheadline4"/><text:bookmark text:name="orgheadline4"/>La structure, une vue arborescente <text:bookmark-end text:name="OrgXref.orgheadline4"/></text:h>
      <text:p text:style-name="Text_20_body"><text:span text:style-name="T1">Les mots, phrases et paragraphes définissent une première structuration du document. Cependant, tout document textuel contient des niveaux plus abstraits de structuration : un livre contient une page de titre, une page de garde, une préface, des chapitres ; un rapport contient un titre, un résumé, une introduction, des sections et sous-sections, des listes, etc… C’est la vue </text:span><text:span text:style-name="Bold"><text:span text:style-name="T1">structurée</text:span></text:span><text:span text:style-name="T1">. Elle est souvent hiérarchique ou arborescente car il y a des relations d’inclusion : un paragraphe dans une sous-section dans une section dans le document. </text:span></text:p>
      <text:p text:style-name="P3">Grâce à cette organisation structurelle, de nouveaux traitements sont disponibles : extraire le résumé, numéroter les sections, construire une table des matières, réordonner des sections avec mise <text:soft-page-break/>à jour de la table des matières, … </text:p>
      <text:h text:style-name="P12" text:outline-level="2"><text:bookmark-start text:name="OrgXref.orgheadline5"/><text:bookmark text:name="orgheadline5"/>Les méta-donnnées, une vue qualifiée <text:bookmark-end text:name="OrgXref.orgheadline5"/></text:h>
      <text:p text:style-name="Text_20_body"><text:span text:style-name="T1">Une troisième vue découle des besoins lorsqu’on manipule des documents : un utilisateur peut souhaiter retrouver la date de création d’un document, un bibliothécaire cherche des documents par auteur, par titre, par mot-clef, par édition et numéro d’édition, ou encore par date. Ces éléments ne figurent pas nécessairement dans le document mais ils le qualifient. Ce sont des méta-informations (ou méta-données), c’est-à-dire des informations à propos des informations. Elles forment la </text:span><text:span text:style-name="Bold"><text:span text:style-name="T1">vue qualifiée</text:span></text:span><text:span text:style-name="T1"> du document. Très souvent ces informations sont mémorisées sous la forme de propriétés (ou attributs) ayant une valeur. Par exemple, la propriété </text:span><text:span text:style-name="Emphasis"><text:span text:style-name="T1">titre</text:span></text:span><text:span text:style-name="T1"> de ce document vaut </text:span><text:span text:style-name="OrgCode"><text:span text:style-name="T1">Culture numérique</text:span></text:span><text:span text:style-name="T1">, la propriété </text:span><text:span text:style-name="Emphasis"><text:span text:style-name="T1">datecréation</text:span></text:span><text:span text:style-name="T1"> de ce document vaut </text:span><text:span text:style-name="OrgCode"><text:span text:style-name="T1">10 septembre 2015</text:span></text:span><text:span text:style-name="T1">, etc… </text:span></text:p>
      <text:p text:style-name="P3">Grâce à cette vue qualifiée et ces méta-données, les traitements sur des ensembles de documents sont facilités : on peut classer par auteur, rechercher par titre, ordonner des versions par date, … </text:p>
      <text:h text:style-name="P12" text:outline-level="2"><text:bookmark-start text:name="OrgXref.orgheadline6"/><text:bookmark text:name="orgheadline6"/>La présentation, une vue pas uniquement graphique <text:bookmark-end text:name="OrgXref.orgheadline6"/></text:h>
      <text:p text:style-name="Text_20_body"><text:span text:style-name="T1">Enfin, les choix du dessin de chaque caractère, de leur taille, de la couleur du titre, de la taille des marges, etc. participent à </text:span><text:span text:style-name="Bold"><text:span text:style-name="T1">la présentation ou forme</text:span></text:span><text:span text:style-name="T1"> du document. Cette forme va s’appliquer au contenu en s’aidant de la structure mais il est important de bien distinguer la </text:span><text:span text:style-name="Emphasis"><text:span text:style-name="T1">présentation</text:span></text:span><text:span text:style-name="T1"> et le </text:span><text:span text:style-name="Emphasis"><text:span text:style-name="T1">contenu structuré</text:span></text:span><text:span text:style-name="T1">. En effet, comme vous l’avez vu dans le cours sur le Web, la séparation entre contenu et structure dans un fichier html et présentation dans une feuille de style css permet d’afficher un même contenu avec différentes formes mais aussi de faciliter certains traitements. Enfin, soyez vigilants car les traitements de textes entretiennent la confusion entre contenu, structure et forme. Or, un document mis en forme </text:span><text:span text:style-name="Bold"><text:span text:style-name="T1">n'est pas</text:span></text:span><text:span text:style-name="T1"> un document structuré. Les interfaces proposées qui semblent très intuitives entraînent souvent de mauvais apprentissages et de mauvais usages. </text:span></text:p>
      <text:p text:style-name="P3">Cette vue de présentation est néanmoins très importante pour des questions de communication et de diffusion car il faut toujours adapter la forme à la fonction du document. La forme d’un document pour impression et lecture diffère de la forme d’un document pour affichage sur écran. La forme peut dépendre de l’objectif de communication visé. </text:p>
      <text:h text:style-name="P12" text:outline-level="2"><text:bookmark-start text:name="OrgXref.orgheadline7"/><text:bookmark text:name="orgheadline7"/>Un point d’étape <text:bookmark-end text:name="OrgXref.orgheadline7"/></text:h>
      <text:p text:style-name="P3">Chacune des vues contenu, structure, qualifiée et de présentation est importante. Elles contribuent toutes, à des degrés divers, à des objectifs complémentaires : l’intelligibilité est essentiellement portée par le contenu et la structure ; la lisibilité est majoritairement une affaire de présentation ; la capacité à être efficacement traité par une machine repose sur le contenu, la structure et les méta-données. </text:p>
      <text:h text:style-name="P7" text:outline-level="1"><text:bookmark-start text:name="OrgXref.orgheadline13"/><text:bookmark text:name="orgheadline13"/>Documents numériques - formats et normes <text:bookmark-end text:name="OrgXref.orgheadline13"/></text:h>
      <text:p text:style-name="Text_20_body"><text:span text:style-name="T1">Chacune des vues va contribuer à la représentation numérique d’un document textuel, mais, selon le domaine d’application, elle sera plus ou moins importante ou nécessaire. La première question est : </text:span><text:span text:style-name="Bold"><text:span text:style-name="T1">que veut-on représenter en vue de quels usages ?</text:span></text:span><text:span text:style-name="T1"> Des choix techniques seront associés pour répondre à la question : </text:span><text:span text:style-name="Bold"><text:span text:style-name="T1">comment représenter ?</text:span></text:span><text:span text:style-name="T1"> Cette distinction entre le quoi et le comment est, en informatique comme dans beaucoup d’autres sciences, une approche essentielle des problèmes. </text:span></text:p>
      <text:h text:style-name="P12" text:outline-level="2"><text:bookmark-start text:name="OrgXref.orgheadline9"/><text:bookmark text:name="orgheadline9"/><text:soft-page-break/>Différents formats pour différents usages <text:bookmark-end text:name="OrgXref.orgheadline9"/></text:h>
      <text:p text:style-name="Text_20_body"><text:span text:style-name="T1">Les choix effectués pour répondre à la question </text:span><text:span text:style-name="Emphasis"><text:span text:style-name="T1">comment représenter des documents textuels</text:span></text:span><text:span text:style-name="T1"> aboutissent à des </text:span><text:span text:style-name="Bold"><text:span text:style-name="T1">formats</text:span></text:span><text:span text:style-name="T1"> de représentation. Vous connaissez sans doute certains de ces formats précisés avec les abréviations suivantes : </text:span></text:p>
      <text:list xml:id="list135830536337721" text:style-name="OrgBulletedList">
        <text:list-item>
          <text:p text:style-name="P8"><text:span text:style-name="T1">le format </text:span><text:span text:style-name="OrgCode"><text:span text:style-name="T1">txt</text:span></text:span><text:span text:style-name="T1"> pour les textes, </text:span></text:p>
        </text:list-item>
        <text:list-item>
          <text:p text:style-name="P8"><text:span text:style-name="T1">le format </text:span><text:span text:style-name="OrgCode"><text:span text:style-name="T1">doc</text:span></text:span><text:span text:style-name="T1"> ou le format </text:span><text:span text:style-name="OrgCode"><text:span text:style-name="T1">docx</text:span></text:span><text:span text:style-name="T1"> du traitement de textes Word, </text:span></text:p>
        </text:list-item>
        <text:list-item>
          <text:p text:style-name="P8"><text:span text:style-name="T1">le format </text:span><text:span text:style-name="OrgCode"><text:span text:style-name="T1">odt</text:span></text:span><text:span text:style-name="T1"> des traitements de textes LibreOffice ou OpenOffice, </text:span></text:p>
        </text:list-item>
        <text:list-item>
          <text:p text:style-name="P8"><text:span text:style-name="T1">le format </text:span><text:span text:style-name="OrgCode"><text:span text:style-name="T1">pdf</text:span></text:span><text:span text:style-name="T1"> pour l’impression, </text:span></text:p>
        </text:list-item>
        <text:list-item>
          <text:p text:style-name="P8"><text:span text:style-name="T1">le format </text:span><text:span text:style-name="OrgCode"><text:span text:style-name="T1">html</text:span></text:span><text:span text:style-name="T1"> pour les hypertextes. </text:span></text:p>
        </text:list-item>
      </text:list>
      <text:p text:style-name="Text_20_body"><text:span text:style-name="T1">Vous noterez, que pour de mêmes usages, comme la composition de documents textuels, il existe des formats différents comme </text:span><text:span text:style-name="OrgCode"><text:span text:style-name="T1">doc</text:span></text:span><text:span text:style-name="T1"> et </text:span><text:span text:style-name="OrgCode"><text:span text:style-name="T1">odt</text:span></text:span><text:span text:style-name="T1">. Vous noterez également que les formats évoluent avec les usages et les technologies. Par exemple </text:span><text:span text:style-name="OrgCode"><text:span text:style-name="T1">html</text:span></text:span><text:span text:style-name="T1"> a été défini dans des versions successives depuis le début des années 90 jusque </text:span><text:span text:style-name="OrgCode"><text:span text:style-name="T1">html5</text:span></text:span><text:span text:style-name="T1">, paru en 2014. </text:span></text:p>
      <text:h text:style-name="P12" text:outline-level="2"><text:bookmark-start text:name="OrgXref.orgheadline10"/><text:bookmark text:name="orgheadline10"/>Formats et logiciels <text:bookmark-end text:name="OrgXref.orgheadline10"/></text:h>
      <text:p text:style-name="Text_20_body"><text:span text:style-name="T1">Nous avons expliqué la relation forte entre le choix de la représentation et les traitements qui peuvent être faits sur une donnée numérique. D’un point de vue très concret, cette relation se traduit souvent par la liaison entre un format et une application spécifique d’un éditeur logiciel. Par exemple, un document textuel au format </text:span><text:span text:style-name="OrgCode"><text:span text:style-name="T1">doc</text:span></text:span><text:span text:style-name="T1"> est associé au logiciel Word de Microsoft. Il aura souvent été créé avec ce logiciel et pourra être lu et modifié avec ce logiciel. </text:span></text:p>
      <text:p text:style-name="Text_20_body"><text:span text:style-name="T1">Un document dans un format pourra être stocké dans un fichier. Pour des raisons historiques, le format d’un document est souvent précisé dans l’extension du nom de fichier constituée de trois ou quatre lettres après le point. On désigne même abusivement un format par cette extension, comme nous l’avons fait précédemment en parlant de format </text:span><text:span text:style-name="OrgCode"><text:span text:style-name="T1">doc</text:span></text:span><text:span text:style-name="T1"> par exemple. Cette extension peut être vue comme une méta-donnée qui dit : « le document dans ce fichier respecte le format de représentation de documents utilisé par le logiciel </text:span><text:span text:style-name="OrgCode"><text:span text:style-name="T1">Word</text:span></text:span><text:span text:style-name="T1"> ». </text:span></text:p>
      <text:p text:style-name="Text_20_body"><text:span text:style-name="T1">Si nous avons un document textuel au format </text:span><text:span text:style-name="OrgCode"><text:span text:style-name="T1">odt</text:span></text:span><text:span text:style-name="T1">, il ne suffit pas de le renommer avec l’extension </text:span><text:span text:style-name="OrgCode"><text:span text:style-name="T1">doc</text:span></text:span><text:span text:style-name="T1"> pour le rendre lisible par Word. Il faut réaliser une </text:span><text:span text:style-name="Bold"><text:span text:style-name="T1">conversion</text:span></text:span><text:span text:style-name="T1"> d’un format dans l’autre, opération qui peut être difficile voire impossible. Pourquoi ? Pour au moins deux raisons : </text:span></text:p>
      <text:list xml:id="list2445072481041305674" text:style-name="OrgNumberedList">
        <text:list-item>
          <text:p text:style-name="P10">Tout d’abord, les choix qui ont été opérés pour définir les formats ne sont pas toujours compatibles. On peut donc perdre des informations lors de cette conversion. </text:p>
        </text:list-item>
        <text:list-item>
          <text:p text:style-name="P10">Ensuite, les choix ne sont pas toujours rendus publics. On ne peut donc pas écrire de programme de conversion. </text:p>
        </text:list-item>
      </text:list>
      <text:p text:style-name="Text_20_body"><text:span text:style-name="T1">Par ailleurs, un document textuel dans un format peut être parfois manipulé avec des logiciels différents pour des besoins différents. Par exemple, un fichier </text:span><text:span text:style-name="OrgCode"><text:span text:style-name="T1">html</text:span></text:span><text:span text:style-name="T1"> peut être ouvert par un navigateur pour le visualiser. Le même fichier peut être ouvert avec un éditeur de texte pour le modifier. Comme vous l’avez vu dans le cours du Web, il sera également manipulé par les robots des moteurs de recherche qui contribuent à indexer le web. </text:span></text:p>
      <text:h text:style-name="P12" text:outline-level="2"><text:bookmark-start text:name="OrgXref.orgheadline11"/><text:bookmark text:name="orgheadline11"/>Ouvert ou propriétaire <text:bookmark-end text:name="OrgXref.orgheadline11"/></text:h>
      <text:p text:style-name="P3">Le processus de choix de représentation et de définition d’un format est complexe et coûteux. Il peut être aussi stratégique d’un point de vue industriel ou commercial. Dès lors, les créateurs ont la <text:soft-page-break/>possibilité de le rendre disponible pour tous librement ou non, de le cacher ou de le protéger par des brevets. </text:p>
      <text:p text:style-name="Text_20_body"><text:span text:style-name="T1">On parle de </text:span><text:span text:style-name="Bold"><text:span text:style-name="T1">format ouvert</text:span></text:span><text:span text:style-name="T1"> si le format est diffusé publiquement. Par exemple, vous pouvez accéder librement sur le Web à la définition du format </text:span><text:span text:style-name="OrgCode"><text:span text:style-name="T1">html5</text:span></text:span><text:span text:style-name="T1">. De plus, aucune entrave légale n’accompagne l’utilisation d’un format ouvert et de ce fait, un format ouvert n’est pas lié à un logiciel. En effet, plusieurs logiciels différents peuvent librement lire ou écrire les informations représentées dans ce format. On facilite ainsi l’interopérabilité. Par exemple, le format </text:span><text:span text:style-name="OrgCode"><text:span text:style-name="T1">html</text:span></text:span><text:span text:style-name="T1"> est utilisé par de nombreux logiciels et même au delà du Web. </text:span></text:p>
      <text:p text:style-name="Text_20_body"><text:span text:style-name="T1">On parle de </text:span><text:span text:style-name="Bold"><text:span text:style-name="T1">format fermé</text:span></text:span><text:span text:style-name="T1"> ou propriétaire lorsque des restrictions d’accès et/ou d’utilisation s’appliquent. Être propriétaire d’un format très répandu donne une puissance économique très importante dans notre monde numérique et une position dominante. En effet, la conversion étant impossible, une mise en concurrence est rendue très improbable et les utilisateurs sont alors contraints d’utiliser le logiciel associé. Si </text:span><text:span text:style-name="OrgCode"><text:span text:style-name="T1">html</text:span></text:span><text:span text:style-name="T1"> avait été un format fermé, sans doute le web serait-il très différent de celui d’aujourd’hui ou n’existerait peut-être même pas. </text:span></text:p>
      <text:h text:style-name="P12" text:outline-level="2"><text:bookmark-start text:name="OrgXref.orgheadline12"/><text:bookmark text:name="orgheadline12"/>Une minute citoyenne <text:bookmark-end text:name="OrgXref.orgheadline12"/></text:h>
      <text:p text:style-name="P3">Le numérique est aujourd’hui un facteur de développement économique important. Ce développement repose en partie sur des infrastructures comme les réseaux, le web, étudiés dans les semestres précédents. Les organisations publiques mondiales, pour ne pas freiner ce développement ont mis en place des normes et étudient des garanties pour un accès neutre et de qualité à ces infrastructures. Les normes du W3C sont un exemple. Le débat actuel sur la neutralité du net est une autre illustration. Par le passé et encore aujourd’hui plusieurs entreprises, par des moyens techniques ou commerciaux tentent d’accaparer ce que beaucoup pensent être soit un bien public soit des données personnelles. Mais ces infrastructures ne sont pas le seul point d’accès au numérique. La question des formats de représentation des données entre évidemment dans l’éventail des possibilités de contrôler l’économie du numérique. </text:p>
      <text:p text:style-name="P3">Lorsque vous enregistrez un document dans un certain format, c’est un peu comme si vous rangiez un objet dans une boite. Si le format est propriétaire et protégé, alors cela signifie que lorsque vous voulez retrouver votre objet vous devez vous adresser à un tiers qui lui seul a l’autorisation d’ouvrir la boite. La question de savoir si l’objet vous appartient toujours se pose donc, ou encore celle de la liberté d’utiliser cet objet. </text:p>
      <text:p text:style-name="P3">Transposée dans le monde numérique, cette image signifie que limiter cet accès a de nombreuses conséquences. L’interopérabilité est rendue plus difficile : un document dans un format propriétaire, ne peut être librement utilisé dans un autre logiciel. La liberté des utilisateurs est également atteinte : en échangeant avec un format propriétaire, vous forcez vos interlocuteurs à utiliser un logiciel précis. Enfin, lorsqu’il s’agit de données sensibles ou devant être archivées pour une très longue durée, l’usage de formats propriétaires repose sur des logiciels qui peuvent disparaître ou changer leur règles d’utilisation… </text:p>
      <text:p text:style-name="P3">Comme pour les infrastructures, l’état et bien d’autres organisations sont conscientes de ces difficultés. Elle produisent souvent des directives, circulaires pour inciter à utiliser des formats ouverts et libres. Mais il est bien plus difficile de convaincre les utilisateurs souvent plus enclins à continuer selon leurs habitudes, résultant souvent de nombreux efforts d’apprentissage. </text:p>
      <text:p text:style-name="P3">De votre côté, recevoir une formation indépendante des outils, donc plus fondamentale peut contribuer à être moins dépendant et moins servile dans ce monde numérique. Mais cela demande un effort particulier, une attente moins centrée sur l’immédiat et l’utilitaire, un peu moins personnelle car prenant conscience d’enjeux communautaires. </text:p>
      <text:h text:style-name="P7" text:outline-level="1"><text:bookmark-start text:name="OrgXref.orgheadline21"/><text:bookmark text:name="orgheadline21"/><text:soft-page-break/>Documents numériques textuels <text:bookmark-end text:name="OrgXref.orgheadline21"/></text:h>
      <text:p text:style-name="P3">Nous avons analysé ce qu’est un document textuel. Nous avons mis en évidence les quatre vues de contenu, de structure, de forme et qualifiée. Nous avons discuté des formats de document. Nous allons maintenant étudier comment peuvent être saisis des documents numériques textuels. Nous allons voir deux approches : </text:p>
      <text:list xml:id="list135830578385639" text:style-name="OrgBulletedList">
        <text:list-item>
          <text:p text:style-name="P9">l’une dans laquelle on décrit les différentes vues sur le document dans un texte structuré, </text:p>
        </text:list-item>
        <text:list-item>
          <text:p text:style-name="P9">l’autre qui repose sur une approche plus orientée vers le rendu souhaité. </text:p>
        </text:list-item>
      </text:list>
      <text:p text:style-name="P3">Auparavant, nous traitons la question du codage des caractères. </text:p>
      <text:h text:style-name="P12" text:outline-level="2"><text:bookmark-start text:name="OrgXref.orgheadline14"/><text:bookmark text:name="orgheadline14"/>Représentation numérique des caractères <text:bookmark-end text:name="OrgXref.orgheadline14"/></text:h>
      <text:p text:style-name="Text_20_body"><text:span text:style-name="T1">Un document textuel est construit avec des caractères et une séquence de caractères correspond souvent à un texte intelligible par l’homme. Nous présentons donc, dans un premier temps, comment sont représentés en machine les </text:span><text:span text:style-name="Bold"><text:span text:style-name="T1">caractères</text:span></text:span><text:span text:style-name="T1">. </text:span></text:p>
      <text:p text:style-name="P3">Précisons d’abord la notion de caractère en prenant l’exemple de la langue française. Les caractères sont les minuscules, les majuscules, les lettres accentuées, les chiffres, l’espace et les symboles de ponctuation. On peut aussi considérer des caractères comme le caractère « e dans l’o » ou les symboles monétaires… </text:p>
      <text:p text:style-name="P3">Mais avec l’internationalisation et la numérisation de textes anciens, il faut être également capable de représenter tous les caractères de toutes les langues, vivantes ou mortes. </text:p>
      <text:p text:style-name="Text_20_body"><text:span text:style-name="T1">Ce travail d’inventaire est long et complexe. Fort heureusement, il existe des groupes internationaux qui ont pour mission d’établir des normes pour la représentation numérique des caractères. C’est le cas du consortium international </text:span><text:span text:style-name="Bold"><text:span text:style-name="T1">Unicode</text:span></text:span><text:span text:style-name="T1"> fondé il y a plus de 20 ans. Il définit en premier lieu le </text:span><text:span text:style-name="Bold"><text:span text:style-name="T1">quoi</text:span></text:span><text:span text:style-name="T1">, c’est-à-dire quels caractères ou symboles faut-il coder. À l’heure actuelle, la plupart des caractères et symboles de la très grande majorité des langues sont codés. Mais le consortium introduit régulièrement des nouvelles langues rares ou anciennes ou même des langages comme les Emoji. </text:span></text:p>
      <text:p text:style-name="Text_20_body"><text:span text:style-name="T1">Dans ces normes comme Unicode, ce ne sont pas les dessins qui sont répertoriés mais les caractères eux-même. Cette distinction est parfois assez subtile : majuscules et minuscules sont des caractères différents mais un </text:span><text:span text:style-name="Bold"><text:span text:style-name="T1">a</text:span></text:span><text:span text:style-name="T1"> minuscule en gras ou italique en écriture attachée ou en script est toujours le même caractère. À ces caractères, s’ajoutent des caractères particuliers, dits caractères de contrôle souvent invisibles. C’est par exemple, le caractère qui signifie la fin d’un fichier texte. D’autres proviennent même de l’époque des machines à écrire comme la tabulation, le retour à la ligne ou même le </text:span><text:span text:style-name="Emphasis"><text:span text:style-name="T1">retour chariot</text:span></text:span><text:span text:style-name="T1"> qui permettait à la tête d’écriture de revenir en début de ligne. </text:span></text:p>
      <text:p text:style-name="Text_20_body"><text:span text:style-name="T1">Le consortium unicode définit en second lieu le </text:span><text:span text:style-name="Bold"><text:span text:style-name="T1">comment</text:span></text:span><text:span text:style-name="T1">. Il s’agit d’associer à tout caractère pris en charge par Unicode, un nom et un numéro appelé </text:span><text:span text:style-name="Emphasis"><text:span text:style-name="T1">point de codage</text:span></text:span><text:span text:style-name="T1">. Par exemple, A a pour nom « Latin Capital Letter A » et pour numéro 65, * a pour nom « Asterisk » et pour numéro 42. Ces choix ont une histoire et ont été faits de façon astucieuse pour faciliter certains traitements. Par exemple, pour passer d’une lettre majuscule de notre alphabet à la lettre minuscule correspondante, il suffit d’ajouter 32 à son numéro. Avec Unicode, tout caractère a donc un numéro, il reste à préciser comment ce numéro est représenté comme une suite de 0 et de 1. Il existe différents codages, le plus répandu et le plus économe en place est </text:span><text:span text:style-name="OrgCode"><text:span text:style-name="T1">UTF-8</text:span></text:span><text:span text:style-name="T1">. </text:span></text:p>
      <text:h text:style-name="P12" text:outline-level="2"><text:bookmark-start text:name="OrgXref.orgheadline15"/><text:bookmark text:name="orgheadline15"/>Textes « simples » <text:bookmark-end text:name="OrgXref.orgheadline15"/></text:h>
      <text:p text:style-name="Text_20_body"><text:span text:style-name="T1">Un document textuel peut être réduit à la seule vue séquentielle, c’est-à-dire une simple séquence de </text:span><text:soft-page-break/><text:span text:style-name="T1">caractères. Dans ce cas, le format de représentation privilégié est celui communément appelé </text:span><text:span text:style-name="Bold"><text:span text:style-name="T1">texte simple</text:span></text:span><text:span text:style-name="T1">, dont l’extension principale est </text:span><text:span text:style-name="OrgCode"><text:span text:style-name="T1">txt</text:span></text:span><text:span text:style-name="T1"> et le logiciel principal pour le manipuler est un </text:span><text:span text:style-name="Bold"><text:span text:style-name="T1">éditeur de textes</text:span></text:span><text:span text:style-name="T1">. Pour l’utilisateur, il existe cependant un niveau implicite de structure : </text:span></text:p>
      <text:list xml:id="list135831226484460" text:style-name="OrgBulletedList">
        <text:list-item>
          <text:p text:style-name="P8"><text:span text:style-name="T1">un </text:span><text:span text:style-name="Bold"><text:span text:style-name="T1">mot</text:span></text:span><text:span text:style-name="T1"> est une suite de caractères séparés par des espaces ou des caractères de ponctuation ; </text:span></text:p>
        </text:list-item>
        <text:list-item>
          <text:p text:style-name="P8"><text:span text:style-name="T1">une </text:span><text:span text:style-name="Bold"><text:span text:style-name="T1">phrase</text:span></text:span><text:span text:style-name="T1"> est une suite de mots dont le premier commence par une lettre capitale et qui se termine par un point ; </text:span></text:p>
        </text:list-item>
        <text:list-item>
          <text:p text:style-name="P8"><text:span text:style-name="T1">un </text:span><text:span text:style-name="Bold"><text:span text:style-name="T1">paragraphe</text:span></text:span><text:span text:style-name="T1"> est une suite de mots séparés par des fins de paragraphes. </text:span></text:p>
        </text:list-item>
      </text:list>
      <text:p text:style-name="P3">Ce niveau de structure n’est pas explicitement représenté. Par exemple, il n’existe pas de codage de la notion de fin de mot. La notion de mot est le résultat d’un traitement par la machine dépendant des choix des concepteurs des logiciels qui peuvent reposer sur la langue, de la définition des symboles de ponctuation. </text:p>
      <text:h text:style-name="P12" text:outline-level="2"><text:bookmark-start text:name="OrgXref.orgheadline16"/><text:bookmark text:name="orgheadline16"/>Des langages et des logiciels <text:bookmark-end text:name="OrgXref.orgheadline16"/></text:h>
      <text:p text:style-name="Text_20_body"><text:span text:style-name="T1">Au delà de cette structure informelle ou naturelle (les mots, les phrases et les paragraphes), nous avons vu qu’il était important de structurer un document de manière plus explicite et plus précise en déclarant des parties, sections, sous-sections, listes, etc. La définition de cette structure est exclusivement sous la responsabilité humaine. C’est le concepteur du document qui sait quelle organisation, quelle structure associer à son contenu. Il existe 2 grandes méthodes pour interagir avec la machine, soit utilisant un langage spécifique qui à l’aide de mots et de symboles permet de décrire la structure comme avec le langage </text:span><text:span text:style-name="OrgCode"><text:span text:style-name="T1">html</text:span></text:span><text:span text:style-name="T1"> dont nous avons déjà parlé, soit en utilisant les fonctions prédéfinies d’un traitement de texte. Étudions ces deux options un peu plus en détail. </text:span></text:p>
      <text:h text:style-name="P12" text:outline-level="2"><text:bookmark-start text:name="OrgXref.orgheadline17"/><text:bookmark text:name="orgheadline17"/>Textes structurés pour décrire des documents textuels <text:bookmark-end text:name="OrgXref.orgheadline17"/></text:h>
      <text:p text:style-name="Text_20_body"><text:span text:style-name="T1">Pour définir un document textuel, on peut décrire les différentes vues sur ce document. On parle alors de composition de document en mode </text:span><text:span text:style-name="Bold"><text:span text:style-name="T1">WYSIWYM</text:span></text:span><text:span text:style-name="T1"> pour « What You See Is What You Mean », en français </text:span><text:span text:style-name="Emphasis"><text:span text:style-name="T1">ce que vous voyez est ce que vous vous représentez</text:span></text:span><text:span text:style-name="T1">. Pour cela, on va décrire le document par un texte dans un langage de description. Dans ce langage certains caractères ou certaines suites de caractères ont un sens particulier. Les éditeurs de texte servent à écrire directement dans le langage de description, et des logiciels spécifiques sont ensuite utilisés pour </text:span><text:span text:style-name="Bold"><text:span text:style-name="T1">calculer</text:span></text:span><text:span text:style-name="T1"> une vue de présentation du document à partir de sa description. </text:span></text:p>
      <text:list xml:id="list135830706898839" text:style-name="OrgBulletedList">
        <text:list-item>
          <text:p text:style-name="P8"><text:span text:style-name="Bold"><text:span text:style-name="T1">Les langages Wiki</text:span></text:span><text:span text:style-name="T1"> ont été utilisés principalement pour composer des pages Web dans un langage simplifié. On utilise des conventions comme : une ligne qui commence par * est un titre, ** pour un sous-titre. Une ligne blanche sépare les paragraphes. Un programme de calcul peut construire une page Web à partir d’une description textuelle en langage Wiki. </text:span></text:p>
        </text:list-item>
        <text:list-item>
          <text:p text:style-name="P8"><text:span text:style-name="Bold"><text:span text:style-name="T1">Le langage LateX</text:span></text:span><text:span text:style-name="T1"> utilisé pour la composition de documents dans le monde scientifique (articles, rapports, thèses, livres). Dans ce langage, le texte structuré décrit le contenu et la structure avec, par exemple, une section commence par la séquence de caractères </text:span><text:span text:style-name="OrgCode"><text:span text:style-name="T1">\section{titredesection}</text:span></text:span><text:span text:style-name="T1">. La forme est définie par les règles externes de l’édition scientifique. Un programme de calcul prend en entrée le document texte décrivant le document et produit en sortie un document lisible et imprimable au format </text:span><text:span text:style-name="OrgCode"><text:span text:style-name="T1">pdf</text:span></text:span><text:span text:style-name="T1"> respectant ces règles d’édition. </text:span></text:p>
        </text:list-item>
        <text:list-item>
          <text:p text:style-name="P8"><text:span text:style-name="Bold"><text:span text:style-name="T1">Le langage html</text:span></text:span><text:span text:style-name="T1"> utilise des caractères particuliers comme &lt;, &gt; et / pour définir des balises. Par exemple, les balises </text:span><text:span text:style-name="OrgCode"><text:span text:style-name="T1">&lt;section&gt;</text:span></text:span><text:span text:style-name="T1"> et </text:span><text:span text:style-name="OrgCode"><text:span text:style-name="T1">&lt;/section&gt;</text:span></text:span><text:span text:style-name="T1"> permettent de définir une section. Le corps du document </text:span><text:span text:style-name="OrgCode"><text:span text:style-name="T1">html</text:span></text:span><text:span text:style-name="T1"> contient le contenu et la structure. L’entête du document </text:span><text:soft-page-break/><text:span text:style-name="T1">contient des méta données comme le codage des caractères utilisé par le navigateur pour un affichage correct de la page, mais aussi des mots clés à destination des robots pour une bonne indexation du document. Enfin, la forme est définie dans un fichier texte structuré (une feuille de style) dans </text:span><text:span text:style-name="Bold"><text:span text:style-name="T1">le langage css</text:span></text:span><text:span text:style-name="T1">. </text:span></text:p>
        </text:list-item>
      </text:list>
      <text:h text:style-name="P12" text:outline-level="2"><text:bookmark-start text:name="OrgXref.orgheadline20"/><text:bookmark text:name="orgheadline20"/>Traitement de textes <text:bookmark-end text:name="OrgXref.orgheadline20"/></text:h>
      <text:p text:style-name="Text_20_body"><text:span text:style-name="T1">Quand la définition de la structure se traduit par une suite d’actions dans un logiciel, on parle alors de composition </text:span><text:span text:style-name="Bold"><text:span text:style-name="T1">WYSIWYG</text:span></text:span><text:span text:style-name="T1"> pour « What You See Is What You Get » en français </text:span><text:span text:style-name="Emphasis"><text:span text:style-name="T1">ce que vous voyez est ce que vous obtenez</text:span></text:span><text:span text:style-name="T1">. Dans ce mode de composition, vos actions définissant la structure, le contenu ou la présentation sont immédiatement interprétées par le logiciel. Vous voyez donc à l’écran une image presque fidèle du document imprimé final. Les logiciels de </text:span><text:span text:style-name="Bold"><text:span text:style-name="T1">traitements de textes</text:span></text:span><text:span text:style-name="T1"> comme </text:span><text:span text:style-name="OrgCode"><text:span text:style-name="T1">Word</text:span></text:span><text:span text:style-name="T1"> ou </text:span><text:span text:style-name="OrgCode"><text:span text:style-name="T1">LibreOffice Writer</text:span></text:span><text:span text:style-name="T1"> ou même certains éditeurs de contenu Web fonctionnent selon ce principe. </text:span></text:p>
      <text:p text:style-name="P3">Le mode WYSIWYG semble très facile d’accès car vous échappez à l’apprentissage contraignant d’un langage de description très formel. Mais vous ne devez pas oublier que l’interaction avec le logiciel repose toujours sur les vues structure, contenu, forme et méta-données lorsque vous composez un document textuel. En effet, si vous les respectez, vous aurez alors facilement accès aux fonctionnalités de haut niveau des traitements de texte : la génération automatique de table des matières, de bibliographie, d’index ; la réorganisation des sections ; la modification de la présentation dans tout votre document ; … </text:p>
      <text:p text:style-name="Text_20_body"><text:span text:style-name="T1">L’apprentissage de cette interaction est alors d’apprendre le sens de certaines actions. Vous apprendrez par exemple que le rôle de la touche </text:span><text:span text:style-name="Bold"><text:span text:style-name="T1">entrée</text:span></text:span><text:span text:style-name="T1"> est d’indiquer une fin de paragraphe ; que la déclaration des sections se fait en cliquant sur le texte du titre puis dans une liste pour sélectionner le niveau de titre etc. </text:span></text:p>
      <text:h text:style-name="P6" text:outline-level="3"><text:bookmark-start text:name="OrgXref.orgheadline18"/><text:bookmark text:name="orgheadline18"/>Comment procéder ? <text:bookmark-end text:name="OrgXref.orgheadline18"/></text:h>
      <text:p text:style-name="P3">Une dernière caractéristique commune aux langages de description et aux traitements de texte est qu’ils sont extensibles et permettent de s’adapter à des domaines spécifiques. Par exemple, la structure d’un manuel scolaire peut comprendre la notion d’exercice, d’activité, de leçon etc. Être capable de traduire dans la composition de documents chacun de ces éléments structurels est une plus-value qui permet des traitements adaptés, que ce soit dans la présentation ou l’interrogation. Donc une démarche d’analyse préalable à la création d’un document s’avère nécessaire. </text:p>
      <text:p text:style-name="P3">Réaliser cette analyse, c’est comprendre qu’un document a des objectifs, qu’il doit parfois respecter des règles liées à ses objectifs. Vous devez avoir réfléchi à ces objectifs, au contenu et à la structure la mieux adaptée. La démarche de composition d’un document suivra, en général, l’ordre suivant : </text:p>
      <text:list xml:id="list135831933135021" text:style-name="OrgNumberedList">
        <text:list-item>
          <text:p text:style-name="P10">Saisir le contenu textuel ou importer ce contenu textuel. Votre texte doit respecter les règles de typographie de la langue du document. Votre texte doit être structuré en paragraphes. </text:p>
        </text:list-item>
        <text:list-item>
          <text:p text:style-name="P10">Effectuer les déclarations de structure : sections et titres de sections, listes, … Ces déclarations sont faites à l’aide de styles (par exemple titre de niveau 1). L’emploi du mot style est regrettable car il entraîne des confusions. </text:p>
        </text:list-item>
        <text:list-item>
          <text:p text:style-name="P10">Effectuer les choix de présentation basés sur la structure. Par exemple, vous préciserez que le style titre de niveau 1 sera présenté en gras, police Times, 14 pt, avec un retrait à droite de 1cm et un espacement avant de 0.5cm et un espacement après de 0.2 cm. </text:p>
        </text:list-item>
      </text:list>
      <text:p text:style-name="Text_20_body"><text:span text:style-name="T1">3-bis Cela revient à dire qu’il est préférable de ne </text:span><text:span text:style-name="Bold"><text:span text:style-name="T1">jamais</text:span></text:span><text:span text:style-name="T1"> utiliser les boutons de mise en forme directe qui sont pourtant en bonne position dans l’interface… Toute les </text:span><text:span text:style-name="Emphasis"><text:span text:style-name="T1">mises en forme</text:span></text:span><text:span text:style-name="T1"> doivent être </text:span><text:soft-page-break/><text:span text:style-name="T1">associées aux éléments de structure, et pas à des portions de texte que l’on aurait sélectionnées. </text:span></text:p>
      <text:p text:style-name="Text_20_body"><text:span text:style-name="T1">Dans la pratique, il peut être intéressant de réutiliser une mise en forme pour plusieurs documents. Par exemple, tous les rapports d’une même entreprise respectent la même présentation. Pour cela, on utilise la notion de </text:span><text:span text:style-name="Bold"><text:span text:style-name="T1">modèle de document</text:span></text:span><text:span text:style-name="T1">. </text:span></text:p>
      <text:p text:style-name="P3">Enfin, la plupart des méta-données comme auteur, date de création, date de dernière modification sont ajoutées automatiquement par l’outil s’il a été correctement paramétré au préalable mais vous pouvez ajouter explicitement des méta-données. </text:p>
      <text:h text:style-name="P6" text:outline-level="3"><text:bookmark-start text:name="OrgXref.orgheadline19"/><text:bookmark text:name="orgheadline19"/>Erreurs communes <text:bookmark-end text:name="OrgXref.orgheadline19"/></text:h>
      <text:p text:style-name="P3">Les modes WYSIWYG induisent souvent de mauvaises pratiques. En effet, un utilisateur a souvent tendance à se laisser guider par le rendu sur l’écran en oubliant que </text:p>
      <text:list xml:id="list135830648753813" text:style-name="OrgBulletedList">
        <text:list-item>
          <text:p text:style-name="P9">les règles typographiques utilisées par le logiciel vont venir modifier ce rendu. Par exemple, c’est le logiciel qui va calculer la largeur d’une espace. </text:p>
        </text:list-item>
        <text:list-item>
          <text:p text:style-name="P9">des modifications ultérieures de contenu vont changer la mise en page. Par exemple, l’ajout d’un paragraphe peut changer toute la mise en page du document complet. </text:p>
        </text:list-item>
      </text:list>
      <text:p text:style-name="P3">Nous vous donnons donc les conseils suivants : </text:p>
      <text:list xml:id="list135831648881937" text:style-name="OrgNumberedList">
        <text:list-item>
          <text:p text:style-name="P11"><text:span text:style-name="Bold"><text:span text:style-name="T1">Respecter les règles de typographie, en particulier de ponctuation</text:span></text:span><text:span text:style-name="T1"> </text:span></text:p>
        </text:list-item>
        <text:list-item>
          <text:p text:style-name="P11"><text:span text:style-name="Bold"><text:span text:style-name="T1">Ne pas aligner/décaler des parties de textes avec des espaces</text:span></text:span><text:span text:style-name="T1"> </text:span></text:p>
        </text:list-item>
        <text:list-item>
          <text:p text:style-name="P11"><text:span text:style-name="Bold"><text:span text:style-name="T1">Ne pas mettre en page en créant des paragraphes vides</text:span></text:span><text:span text:style-name="T1"> </text:span></text:p>
        </text:list-item>
        <text:list-item>
          <text:p text:style-name="P11"><text:span text:style-name="Bold"><text:span text:style-name="T1">Ne pas utiliser les boutons de mises en forme directe</text:span></text:span><text:span text:style-name="T1"> </text:span></text:p>
        </text:list-item>
      </text:list>
      <text:h text:style-name="P7" text:outline-level="1"><text:bookmark-start text:name="OrgXref.orgheadline22"/><text:bookmark text:name="orgheadline22"/>Ouverture, interopérabilité, licences, … et liberté <text:bookmark-end text:name="OrgXref.orgheadline22"/></text:h>
      <text:p text:style-name="P3">À travers cette présentation, vous avez sans doute retenu la distinction entre les vues de contenu, structure, présentation et les méta-données qui qualifient un document numérique. Dans les autres types de données manipulées par les ordinateurs, comme les images, le son par exemple on retrouve également ces distinctions. </text:p>
      <text:p text:style-name="P3">Une autre distinction que vous pouvez également retenir c’est celle entre logiciel et donnée. Parfois très liés à cause de formats propriétaires, on en arrive de temps à autres à les confondre, mais bien-sûr la donnée doit pouvoir exister, suivre son cycle de développement et d’utilisation en dehors du logiciel qui l’a créé. </text:p>
      <text:p text:style-name="P3">Par les formats de données libres et ouverts ou propriétaires ou fermés, vous voyez également une illustration de la rencontre entre le numérique et le droit. Le droit ne s’applique pas qu’aux formats, mais aux également aux contenus et aux logiciels. Le domaine du droit du numérique sort du périmètre de ce cours mais vous devez toujours vous poser la question du droit dès que vous utilisez une ressource pour la publier. </text:p>
      <text:p text:style-name="Text_20_body"><text:span text:style-name="T1">Enfin, sachez que l’idée de la liberté ou de l’ouverture s’applique aux contenus par le biais des licences </text:span><text:span text:style-name="Bold"><text:span text:style-name="T1">creative commons</text:span></text:span><text:span text:style-name="T1"> et aux logiciels par le biais des licences </text:span><text:span text:style-name="Bold"><text:span text:style-name="T1">GPL</text:span></text:span><text:span text:style-name="T1"> et </text:span><text:span text:style-name="Bold"><text:span text:style-name="T1">CECILL</text:span></text:span><text:span text:style-name="T1"> en précisant comment vous pouvez utiliser ces contenus et ces logiciels. La philosophie du libre dans le numérique est née dans les années 80 à propos des logiciels. Elle s’est étendue depuis et devient un mouvement qui impacte aujourd’hui toute la société numériqu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fr" fo:country="FR"/>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9</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ulture numérique</meta:initial-creator>
    <dc:date>2016-02-22T14:23:17.459905694</dc:date>
    <meta:creation-date>2015-10-30T13:58:23</meta:creation-date>
    <meta:generator>LibreOffice/5.0.5.2$Linux_X86_64 LibreOffice_project/00m0$Build-2</meta:generator>
    <dc:subject>Culture numérique</dc:subject>
    <dc:title>Représentation numérique de l’information : les documents</dc:title>
    <meta:editing-duration>PT6M7S</meta:editing-duration>
    <meta:editing-cycles>3</meta:editing-cycles>
    <dc:description>C'est un texte avec des méta-données!
Il explique ce que signifie représenter numériquement une information à travers l'examen des textes numériques.</dc:description>
    <meta:keyword>textes</meta:keyword>
    <meta:keyword>numérique</meta:keyword>
    <dc:creator>Marc Tommasi</dc:creator>
    <meta:document-statistic meta:table-count="0" meta:image-count="0" meta:object-count="0" meta:page-count="9" meta:paragraph-count="118" meta:word-count="4777" meta:character-count="30303" meta:non-whitespace-character-count="25560"/>
  </office:meta>
</office:document-meta>
</file>